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35034" officeooo:paragraph-rsid="00035034"/>
    </style:style>
    <style:style style:name="P2" style:family="paragraph" style:parent-style-name="Standard">
      <style:text-properties style:font-name="Ubuntu Mono" officeooo:rsid="00035034" officeooo:paragraph-rsid="0009b868"/>
    </style:style>
    <style:style style:name="P3" style:family="paragraph" style:parent-style-name="Standard">
      <style:text-properties style:font-name="Ubuntu Mono" officeooo:rsid="0003e482" officeooo:paragraph-rsid="0003e482"/>
    </style:style>
    <style:style style:name="P4" style:family="paragraph" style:parent-style-name="Standard">
      <style:text-properties style:font-name="Ubuntu Mono" officeooo:paragraph-rsid="0003e482"/>
    </style:style>
    <style:style style:name="P5" style:family="paragraph" style:parent-style-name="Standard">
      <style:text-properties style:font-name="Ubuntu Mono" fo:font-weight="bold" officeooo:rsid="0008b52f" officeooo:paragraph-rsid="0008b52f" style:font-weight-asian="bold" style:font-weight-complex="bold"/>
    </style:style>
    <style:style style:name="P6" style:family="paragraph" style:parent-style-name="Standard">
      <style:text-properties style:font-name="Ubuntu Mono" fo:font-weight="bold" officeooo:rsid="0009b868" officeooo:paragraph-rsid="0009b868" style:font-weight-asian="bold" style:font-weight-complex="bold"/>
    </style:style>
    <style:style style:name="P7" style:family="paragraph" style:parent-style-name="Standard">
      <style:text-properties style:font-name="Ubuntu Mono" fo:font-weight="bold" officeooo:rsid="0009e80d" officeooo:paragraph-rsid="0009e80d" style:font-weight-asian="bold" style:font-weight-complex="bold"/>
    </style:style>
    <style:style style:name="P8" style:family="paragraph" style:parent-style-name="Standard">
      <style:text-properties style:font-name="Ubuntu Mono" officeooo:rsid="0008b52f" officeooo:paragraph-rsid="0008b52f"/>
    </style:style>
    <style:style style:name="P9" style:family="paragraph" style:parent-style-name="Standard">
      <style:text-properties style:font-name="Ubuntu Mono" officeooo:rsid="0008914e" officeooo:paragraph-rsid="0008914e"/>
    </style:style>
    <style:style style:name="P10" style:family="paragraph" style:parent-style-name="Standard">
      <style:text-properties style:font-name="Ubuntu Mono" officeooo:rsid="0005ba0f" officeooo:paragraph-rsid="0003e482"/>
    </style:style>
    <style:style style:name="P11" style:family="paragraph" style:parent-style-name="Standard">
      <style:text-properties style:font-name="Ubuntu Mono" officeooo:rsid="0005ba0f" officeooo:paragraph-rsid="0009b868"/>
    </style:style>
    <style:style style:name="P12" style:family="paragraph" style:parent-style-name="Standard">
      <style:text-properties style:font-name="Ubuntu Mono" fo:font-weight="normal" officeooo:rsid="0009b868" officeooo:paragraph-rsid="0009b868" style:font-weight-asian="normal" style:font-weight-complex="normal"/>
    </style:style>
    <style:style style:name="P13" style:family="paragraph" style:parent-style-name="Standard">
      <style:text-properties style:font-name="Ubuntu Mono" fo:font-weight="normal" officeooo:rsid="0009e80d" officeooo:paragraph-rsid="0009e80d" style:font-weight-asian="normal" style:font-weight-complex="normal"/>
    </style:style>
    <style:style style:name="P14" style:family="paragraph" style:parent-style-name="Standard">
      <style:text-properties style:font-name="Ubuntu Mono" officeooo:rsid="0009b868" officeooo:paragraph-rsid="0009b868"/>
    </style:style>
    <style:style style:name="P15" style:family="paragraph" style:parent-style-name="Standard">
      <style:text-properties style:font-name="Ubuntu Mono" officeooo:paragraph-rsid="0009b868"/>
    </style:style>
    <style:style style:name="P16" style:family="paragraph" style:parent-style-name="Standard">
      <style:text-properties style:font-name="Ubuntu Mono" officeooo:rsid="0009e80d" officeooo:paragraph-rsid="0009e80d"/>
    </style:style>
    <style:style style:name="P17" style:family="paragraph" style:parent-style-name="Standard">
      <style:text-properties style:font-name="Ubuntu Mono" fo:font-size="11pt" fo:font-weight="bold" officeooo:rsid="0009e80d" officeooo:paragraph-rsid="0009e80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Ubuntu Mono" officeooo:paragraph-rsid="0008914e"/>
    </style:style>
    <style:style style:name="P19" style:family="paragraph" style:parent-style-name="Standard">
      <style:text-properties officeooo:paragraph-rsid="0009b868"/>
    </style:style>
    <style:style style:name="P20" style:family="paragraph" style:parent-style-name="Standard">
      <style:text-properties officeooo:rsid="0009e80d" officeooo:paragraph-rsid="0009e80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22" style:family="paragraph" style:parent-style-name="Preformatted_20_Text">
      <style:text-properties style:font-name="Ubuntu Mono"/>
    </style:style>
    <style:style style:name="P23" style:family="paragraph" style:parent-style-name="Preformatted_20_Text">
      <style:text-properties style:font-name="Ubuntu Mono" officeooo:rsid="0009e80d" officeooo:paragraph-rsid="0009e80d"/>
    </style:style>
    <style:style style:name="P24" style:family="paragraph" style:parent-style-name="Preformatted_20_Text">
      <style:paragraph-properties fo:margin-top="0in" fo:margin-bottom="0.1965in" style:contextual-spacing="false"/>
      <style:text-properties style:font-name="Ubuntu Mono"/>
    </style:style>
    <style:style style:name="T1" style:family="text">
      <style:text-properties officeooo:rsid="0003e482"/>
    </style:style>
    <style:style style:name="T2" style:family="text">
      <style:text-properties officeooo:rsid="00051af6"/>
    </style:style>
    <style:style style:name="T3" style:family="text">
      <style:text-properties officeooo:rsid="0005ba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b868"/>
    </style:style>
    <style:style style:name="T6" style:family="text">
      <style:text-properties style:font-name="Ubuntu Mono" fo:font-size="14pt" fo:font-weight="normal" officeooo:rsid="0009b868" style:font-weight-asian="normal" style:font-weight-complex="normal"/>
    </style:style>
    <style:style style:name="T7" style:family="text">
      <style:text-properties officeooo:rsid="0009e80d"/>
    </style:style>
    <style:style style:name="T8" style:family="text">
      <style:text-properties style:font-name="Courier 10 Pitch"/>
    </style:style>
    <style:style style:name="T9" style:family="text">
      <style:text-properties officeooo:rsid="000a7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Techtalk</text:p>
      <text:p text:style-name="P1"/>
      <text:p text:style-name="P15"><text:span text:style-name="T3">Odoo uses the </text:span>Werkzeug <text:span text:style-name="T3">library for routing.</text:span></text:p>
      <text:p text:style-name="P15"/>
      <text:p text:style-name="P15">Werkzeug is a utility library for WSGI. WSGI itself is a protocol or convention that ensures that your web application can speak with the webserver and more importantly that web applications work nicely together.</text:p>
      <text:p text:style-name="P15"/>
      <text:p text:style-name="P11">http://werkzeug.pocoo.org/docs/0.9/</text:p>
      <text:p text:style-name="P2"/>
      <text:p text:style-name="P2"/>
      <text:p text:style-name="P14">Concepts:</text:p>
      <text:p text:style-name="P1"/>
      <text:p text:style-name="P3">Controller: interpret browser requests and send <text:span text:style-name="T2">data </text:span>back</text:p>
      <text:p text:style-name="P4"><text:span text:style-name="T1">Template: </text:span><text:s/>pseudo-documents with placeholders and display logic</text:p>
      <text:p text:style-name="P4"/>
      <text:p text:style-name="P4"/>
      <text:p text:style-name="P4"/>
      <text:p text:style-name="P5"><text:span text:style-name="T5">openerp.</text:span>http.request</text:p>
      <text:p text:style-name="P5"/>
      <text:p text:style-name="P12">When requesting a page the request object is automatically set.</text:p>
      <text:p text:style-name="P19"/>
      <text:p text:style-name="P20">Documentation:</text:p>
      <text:p text:style-name="P20"/>
      <text:p text:style-name="P20"><text:a xlink:type="simple" xlink:href="https://www.odoo.com/documentation/master/reference/http.html#request">https://www.odoo.com/documentation/master/reference/http.html#request</text:a></text:p>
      <text:p text:style-name="P19"><text:span text:style-name="T6"/></text:p>
      <text:p text:style-name="P12"/>
      <text:p text:style-name="P6">The render method will trigger the render of a qweb template</text:p>
      <text:p text:style-name="P5"/>
      <text:p text:style-name="P4"/>
      <text:p text:style-name="P4"/>
      <text:p text:style-name="P5">http.route</text:p>
      <text:p text:style-name="P8"/>
      <text:p text:style-name="P9">A controller method can be associated to a route via the route() decorator, this decorator takes a routing string and some attributes to customize it's behaviour or security.</text:p>
      <text:p text:style-name="P8">The decorator method <text:span text:style-name="T4">must be a subclass of controller.</text:span></text:p>
      <text:p text:style-name="P9"/>
      <text:p text:style-name="P8"><text:span text:style-name="T7">c</text:span>lass mycontroller(http.controller)</text:p>
      <text:p text:style-name="P8"/>
      <text:p text:style-name="P9"><text:tab/>@http.route('/mypath/', param1=val1, param2=val2)</text:p>
      <text:p text:style-name="P9"><text:tab/>def dostuff(self):</text:p>
      <text:p text:style-name="P9"><text:tab/><text:tab/><text:span text:style-name="T7">return stuff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7"><text:soft-page-break/>Controller</text:p>
      <text:p text:style-name="P2"/>
      <text:p text:style-name="P16">Create controllers by inheriting from openerp.http.controller and defining methods decorated with route (see above)</text:p>
      <text:p text:style-name="P2"/>
      <text:p text:style-name="P1"/>
      <text:p text:style-name="P7">Extending controllers</text:p>
      <text:p text:style-name="P13">inherit from it's class and override relevant methods re-exposing them if necessary, the extension of the controller must be decorated with route , otherwise the new method will remain </text:p>
      <text:p text:style-name="P13">By extending with route , without parameters, we are automatically inheriting the parameters of the first controller.</text:p>
      <text:p text:style-name="P13"/>
      <text:p text:style-name="P13">class Extension(mycontroller)</text:p>
      <text:p text:style-name="P13"><text:tab/>@route()</text:p>
      <text:p text:style-name="P13"><text:tab/>def handler(self):</text:p>
      <text:p text:style-name="P13"><text:tab/><text:tab/>do_before()</text:p>
      <text:p text:style-name="P13"><text:tab/><text:tab/>return super(Extension , self).handler()</text:p>
      <text:p text:style-name="P13"><text:tab/></text:p>
      <text:p text:style-name="P16">the decorators of all methods are combined, if the overriding method’s decorator has no argument all previous ones will be kept, any provided argument will override previously defined ones e.g.:</text:p>
      <text:p text:style-name="P16"/>
      <text:p text:style-name="P16"/>
      <text:p text:style-name="P23">class Restrict(MyController):</text:p>
      <text:p text:style-name="P22"><text:s text:c="4"/>@route(auth='user')</text:p>
      <text:p text:style-name="P22"><text:s text:c="4"/>def handler(self):</text:p>
      <text:p text:style-name="P24"><text:s text:c="8"/>return super(Restrict, self).handler()</text:p>
      <text:p text:style-name="P16"/>
      <text:p text:style-name="P16">Will change the authentication from public to 'user'.</text:p>
      <text:p text:style-name="P1"/>
      <text:p text:style-name="P1"/>
      <text:p text:style-name="P7"/>
      <text:p text:style-name="P7"/>
      <text:p text:style-name="P17"/>
      <text:p text:style-name="P17">Template<text:span text:style-name="T9">s</text:span></text:p>
      <text:p text:style-name="P17"/>
      <text:p text:style-name="P17"><text:span text:style-name="T8">&lt;openerp&gt;&lt;data&gt;</text:span></text:p>
      <text:p text:style-name="P21"><text:span text:style-name="T8"><text:s text:c="2"/>&lt;template id="index"&gt;</text:span></text:p>
      <text:p text:style-name="P21"><text:span text:style-name="T8"><text:s text:c="4"/>&lt;t t-call="website.layout"&gt;</text:span></text:p>
      <text:p text:style-name="P21"><text:span text:style-name="T8"><text:s text:c="6"/>&lt;t t-set="title"&gt;Academy&lt;/t&gt;</text:span></text:p>
      <text:p text:style-name="P21"><text:span text:style-name="T8"><text:s text:c="6"/>&lt;div class="oe_structure"&gt;</text:span></text:p>
      <text:p text:style-name="P21"><text:span text:style-name="T8"><text:s text:c="8"/>&lt;div class="container"&gt;</text:span></text:p>
      <text:p text:style-name="P21"><text:span text:style-name="T8"><text:s text:c="10"/>&lt;t t-foreach="teachers" t-as="teacher"&gt;</text:span></text:p>
      <text:p text:style-name="P21"><text:span text:style-name="T8"><text:s text:c="12"/>&lt;p&gt;&lt;t t-esc="teacher.id"/&gt; &lt;t t-esc="teacher.name"/&gt;&lt;/p&gt;</text:span></text:p>
      <text:p text:style-name="P21"><text:span text:style-name="T8"><text:s text:c="10"/>&lt;/t&gt;</text:span></text:p>
      <text:p text:style-name="P21"><text:span text:style-name="T8"><text:s text:c="8"/>&lt;/div&gt;</text:span></text:p>
      <text:p text:style-name="P21"><text:span text:style-name="T8"><text:s text:c="6"/>&lt;/div&gt;</text:span></text:p>
      <text:p text:style-name="P21"><text:span text:style-name="T8"><text:s text:c="4"/>&lt;/t&gt;</text:span></text:p>
      <text:p text:style-name="P21"><text:span text:style-name="T8"><text:s text:c="2"/>&lt;/template&gt;</text:span></text:p>
      <text:p text:style-name="P21"><text:span text:style-name="T8">&lt;/data&gt;&lt;/openerp&gt;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Capalbo</meta:initial-creator>
    <meta:creation-date>2015-01-09T10:05:15.001789898</meta:creation-date>
    <dc:date>2015-01-12T10:14:02.477680084</dc:date>
    <dc:creator>Giovanni Capalbo</dc:creator>
    <meta:editing-duration>PT7H36M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51" meta:word-count="275" meta:character-count="2315" meta:non-whitespace-character-count="1983"/>
  </office:meta>
</office:document-meta>
</file>